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/text:span></text:p>
      <text:p text:style-name="P1"><text:span text:style-name="T1"><text:tab/><text:tab/><text:tab/>Numpy---Advanced Indexing </text:span></text:p>
      <text:p text:style-name="P1"><text:span text:style-name="T1"><text:tab/><text:tab/>=================================================</text:span></text:p>
      <text:p text:style-name="P1"><text:span text:style-name="T1">==&gt;If we want to access multiple elements, which are not in order (arbitrary elements) of 1D,2D and N-D arrays we must use the concept of Advanced Indexing.</text:span></text:p>
      <text:p text:style-name="P1"><text:span text:style-name="T1">=&gt;If we want access the elements based on some condition <text:s/>then we can't use basic indexing and Basic Slicing Operations. To fullfill such type of requirements we must use advanced Indexing.</text:span></text:p>
      <text:p text:style-name="P1"><text:span text:style-name="T1">--------------------------------------------------------------------</text:span></text:p>
      <text:p text:style-name="P1"><text:span text:style-name="T1">=&gt;Accessing Multiple Arbitrary Elements ---1D :</text:span></text:p>
      <text:p text:style-name="P1"><text:span text:style-name="T1">---------------------------------------------------------------------</text:span></text:p>
      <text:p text:style-name="P1"><text:span text:style-name="T1">=&gt;Syntax:- <text:s text:c="9"/>ndarrayname [ x ]</text:span></text:p>
      <text:p text:style-name="P2"/>
      <text:p text:style-name="P1"><text:span text:style-name="T1">=&gt;Here 'x' can be either ndarray or list which represents required indexes of arbitrary elements.</text:span></text:p>
      <text:p text:style-name="P1"><text:span text:style-name="T1">----------------</text:span></text:p>
      <text:p text:style-name="P1"><text:span text:style-name="T1">Examples:</text:span></text:p>
      <text:p text:style-name="P1"><text:span text:style-name="T1">------------------</text:span></text:p>
      <text:p text:style-name="P1"><text:span text:style-name="T1">&gt;&gt;&gt; lst=[10,20,30,40,50,60,70,80,90]</text:span></text:p>
      <text:p text:style-name="P1"><text:span text:style-name="T1">&gt;&gt;&gt; a=np.array(lst)</text:span></text:p>
      <text:p text:style-name="P1"><text:span text:style-name="T1">&gt;&gt;&gt; print(a)----------------[10 20 30 40 50 60 70 80 90]</text:span></text:p>
      <text:p text:style-name="P1"><text:span text:style-name="T1">#access 10 <text:s text:c="2"/>30 <text:s/>and 80 elements </text:span></text:p>
      <text:p text:style-name="P1"><text:span text:style-name="T1"># here indexes of 10 30 and 80 <text:s/>are <text:s/>0 2 7</text:span></text:p>
      <text:p text:style-name="P1"><text:span text:style-name="T1">&gt;&gt;&gt;lst=[0,2,7] <text:s/>here [0,2,7] are indexes of 10 <text:s/>30 and 80 </text:span></text:p>
      <text:p text:style-name="P1"><text:soft-page-break/><text:span text:style-name="T1">&gt;&gt;&gt; indexes=np.array(lst) # here lst converted into ndarray object</text:span></text:p>
      <text:p text:style-name="P1"><text:span text:style-name="T1">&gt;&gt;&gt; print(indexes)---------[0 2 7]</text:span></text:p>
      <text:p text:style-name="P1"><text:span text:style-name="T1">&gt;&gt;&gt; print(a[indexes])--------------[10 30 80]</text:span></text:p>
      <text:p text:style-name="P1"><text:span text:style-name="T1"><text:s text:c="6"/>(OR)</text:span></text:p>
      <text:p text:style-name="P1"><text:span text:style-name="T1">&gt;&gt;&gt; ind=[0,2,7] <text:s/># prepare the list of indexes of arbitray elements(10,30,80) of ndarray and pass to ndarray</text:span></text:p>
      <text:p text:style-name="P1"><text:span text:style-name="T1">&gt;&gt;&gt; print(a[ind]) -----------[10 30 80]</text:span></text:p>
      <text:p text:style-name="P1"><text:span text:style-name="T1"><text:tab/>OR</text:span></text:p>
      <text:p text:style-name="P1"><text:span text:style-name="T1">&gt;&gt;&gt; print(a[[0,2,7] ]) -----------[10 30 80]</text:span></text:p>
      <text:p text:style-name="P1"><text:span text:style-name="T1">Examples:</text:span></text:p>
      <text:p text:style-name="P1"><text:span text:style-name="T1">---------------------</text:span></text:p>
      <text:p text:style-name="P1"><text:span text:style-name="T1">Q1--&gt;Access <text:s/>20 <text:s/>30 80 10 10 30</text:span></text:p>
      <text:p text:style-name="P1"><text:span text:style-name="T1">&gt;&gt;&gt; lst=[10,20,30,40,50,60,70,80,90]</text:span></text:p>
      <text:p text:style-name="P1"><text:span text:style-name="T1">&gt;&gt;&gt; a=np.array(lst)</text:span></text:p>
      <text:p text:style-name="P1"><text:span text:style-name="T1">&gt;&gt;&gt; print(a)----------------[10 20 30 40 50 60 70 80 90]</text:span></text:p>
      <text:p text:style-name="P1"><text:span text:style-name="T1">&gt;&gt;&gt; ind=[1,2,7,0,0,2] # [1,2,7,0,0,2] are the indexes of 20 30 80 10 10 30</text:span></text:p>
      <text:p text:style-name="P1"><text:span text:style-name="T1">&gt;&gt;&gt; print(a[ind])----------------[20 30 80 10 10 30]</text:span></text:p>
      <text:p text:style-name="P1"><text:span text:style-name="T1">-----------------------------------------------------------------------------------------------------------</text:span></text:p>
      <text:p text:style-name="P1"><text:span text:style-name="T1">=&gt;Accessing Multiple Arbitrary Elements ---2D :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=&gt;Syntax:- <text:s/>ndarrayobj[ <text:s/>[row indexes],[column indexes] ]</text:span></text:p>
      <text:p text:style-name="P1"><text:span text:style-name="T1"><text:tab/><text:tab/><text:tab/></text:span></text:p>
      <text:p text:style-name="P2"><text:soft-page-break/></text:p>
      <text:p text:style-name="P1"><text:span text:style-name="T1">Examples:-</text:span></text:p>
      <text:p text:style-name="P1"><text:span text:style-name="T1">---------------</text:span></text:p>
      <text:p text:style-name="P1"><text:span text:style-name="T1">&gt;&gt;&gt;import numpy as np</text:span></text:p>
      <text:p text:style-name="P1"><text:span text:style-name="T1">&gt;&gt;&gt;mat=np.array([ [1,2,3,4],[5,6,7,8],[9,10,11,12],[13,14,15,16] ] )</text:span></text:p>
      <text:p text:style-name="P1"><text:span text:style-name="T1">&gt;&gt;&gt; print(mat)</text:span></text:p>
      <text:p text:style-name="P1"><text:span text:style-name="T1"><text:tab/><text:tab/>[[ 1 <text:s/>2 <text:s/>3 <text:s/>4]</text:span></text:p>
      <text:p text:style-name="P1"><text:span text:style-name="T1"><text:tab/><text:tab/> [ 5 <text:s/>6 <text:s/>7 <text:s/>8]</text:span></text:p>
      <text:p text:style-name="P1"><text:span text:style-name="T1"><text:tab/><text:tab/> [ 9 10 11 12]</text:span></text:p>
      <text:p text:style-name="P1"><text:span text:style-name="T1"><text:tab/><text:tab/> [13 14 15 16]]</text:span></text:p>
      <text:p text:style-name="P2"/>
      <text:p text:style-name="P1"><text:span text:style-name="T1">Q1) Access the principle diagnal elements 1 <text:s/>6 <text:s/>11 <text:s/>16</text:span></text:p>
      <text:p text:style-name="P2"/>
      <text:p text:style-name="P1"><text:span text:style-name="T1">Ans:- <text:s text:c="5"/>mat[ [0,1,2,3],[0,1,2,3] ]</text:span></text:p>
      <text:p text:style-name="P1"><text:span text:style-name="T1">=&gt;When the above statement is executed, The PVM takes internally as </text:span></text:p>
      <text:p text:style-name="P1"><text:span text:style-name="T1"><text:s text:c="13"/>mat[ (0,0), (1,1), (2,2),(3,3) ]-------- <text:s/>1 <text:s/>6 <text:s text:c="2"/>11 <text:s/>16</text:span></text:p>
      <text:p text:style-name="P2"/>
      <text:p text:style-name="P1"><text:span text:style-name="T1">&gt;&gt;&gt; mat[ [0,1,2,3],[0,1,2,3] ]-----------array([ 1, <text:s/>6, 11, 16])</text:span></text:p>
      <text:p text:style-name="P2"/>
      <text:p text:style-name="P1"><text:span text:style-name="T1">Q2) Access the elements 6 14</text:span></text:p>
      <text:p text:style-name="P1"><text:span text:style-name="T1">Ans: <text:s text:c="5"/>mat[ <text:s/>[1,3] , [1,1] ]</text:span></text:p>
      <text:p text:style-name="P1"><text:soft-page-break/><text:span text:style-name="T1">=&gt;When the above statement is executed, The PVM takes internally as </text:span></text:p>
      <text:p text:style-name="P1"><text:span text:style-name="T1"><text:s text:c="8"/>mat[ (1,1),(3,1) ]</text:span></text:p>
      <text:p text:style-name="P2"/>
      <text:p text:style-name="P1"><text:span text:style-name="T1">&gt;&gt;&gt; mat[[1,3],[1,1]]-----------array([ 6, 14])</text:span></text:p>
      <text:p text:style-name="P1"><text:span text:style-name="T1">======================================================================</text:span></text:p>
      <text:p text:style-name="P1"><text:span text:style-name="T1">=&gt;Accessing Multiple Arbitrary Elements ---3D :</text:span></text:p>
      <text:p text:style-name="P1"><text:span text:style-name="T1">----------------------------------------------------------------------------------------------------------------------------</text:span></text:p>
      <text:p text:style-name="P1"><text:span text:style-name="T1">Syntax:- <text:s text:c="6"/>ndarray[ [Indexes of 2Dmatrix],[row indexes],[column indexes] <text:s/>]</text:span></text:p>
      <text:p text:style-name="P1"><text:span text:style-name="T1">-------------</text:span></text:p>
      <text:p text:style-name="P2"/>
      <text:p text:style-name="P1"><text:span text:style-name="T1">----------------</text:span></text:p>
      <text:p text:style-name="P1"><text:span text:style-name="T1">Examples:</text:span></text:p>
      <text:p text:style-name="P1"><text:span text:style-name="T1">---------------</text:span></text:p>
      <text:p text:style-name="P1"><text:span text:style-name="T1">&gt;&gt;&gt;import numpy as np</text:span></text:p>
      <text:p text:style-name="P1"><text:span text:style-name="T1">&gt;&gt;&gt;l1=[ [ [1,2,3,4],[5,6,7,8],[9,10,11,12] ],[ [13,14,15,16],[17,18,19,20],[21,22,23,24] ] <text:s/>]</text:span></text:p>
      <text:p text:style-name="P1"><text:span text:style-name="T1">&gt;&gt;&gt;mat3d=np.array(l1)</text:span></text:p>
      <text:p text:style-name="P1"><text:span text:style-name="T1">&gt;&gt;&gt;print(mat3d)</text:span></text:p>
      <text:p text:style-name="P1"><text:span text:style-name="T1">&gt;&gt;&gt; print(mat3d)</text:span></text:p>
      <text:p text:style-name="P1"><text:span text:style-name="T1">[[[ 1 <text:s/>2 <text:s/>3 <text:s/>4]</text:span></text:p>
      <text:p text:style-name="P1"><text:span text:style-name="T1"><text:s text:c="2"/>[ 5 <text:s/>6 <text:s/>7 <text:s/>8]</text:span></text:p>
      <text:p text:style-name="P1"><text:span text:style-name="T1"><text:s text:c="2"/>[ 9 10 11 12]]</text:span></text:p>
      <text:p text:style-name="P2"><text:soft-page-break/></text:p>
      <text:p text:style-name="P1"><text:span text:style-name="T1"><text:s/>[[13 14 15 16]</text:span></text:p>
      <text:p text:style-name="P1"><text:span text:style-name="T1"><text:s text:c="2"/>[17 18 19 20]</text:span></text:p>
      <text:p text:style-name="P1"><text:span text:style-name="T1"><text:s text:c="2"/>[21 22 23 24]]]</text:span></text:p>
      <text:p text:style-name="P1"><text:span text:style-name="T1">&gt;&gt;&gt; mat3d.ndim</text:span></text:p>
      <text:p text:style-name="P1"><text:span text:style-name="T1">3</text:span></text:p>
      <text:p text:style-name="P1"><text:span text:style-name="T1">&gt;&gt;&gt; mat3d.shape</text:span></text:p>
      <text:p text:style-name="P1"><text:span text:style-name="T1">(2, 3, 4)</text:span></text:p>
      <text:p text:style-name="P1"><text:span text:style-name="T1">----------------------------------------</text:span></text:p>
      <text:p text:style-name="P1"><text:span text:style-name="T1">Q1) Access the elements 1 <text:s/>14 <text:s/>24</text:span></text:p>
      <text:p text:style-name="P1"><text:span text:style-name="T1">Ans:- <text:s text:c="3"/>mat3d[ [0,1,1], [0,0,2], [0,1,3] <text:s/>]</text:span></text:p>
      <text:p text:style-name="P2"/>
      <text:p text:style-name="P1"><text:span text:style-name="T1">When the above statement is executed, Internally PVM takes as follows.</text:span></text:p>
      <text:p text:style-name="P1"><text:span text:style-name="T1">=&gt;mat3d[ (0,0,0),(1,0,1),(1,2,3) ]-Gives--&gt;1 <text:s/>14 <text:s/>24</text:span></text:p>
      <text:p text:style-name="P2"/>
      <text:p text:style-name="P2"/>
      <text:p text:style-name="P1"><text:span text:style-name="T1">Q1) Access the elements <text:s text:c="2"/>10 <text:s/>16 <text:s/></text:span></text:p>
      <text:p text:style-name="P1"><text:span text:style-name="T1">&gt;&gt;&gt; mat3d[[-2,-1],[-1,-3],[-3,-1]]----------array([10, 16])</text:span></text:p>
      <text:p text:style-name="P1"><text:span text:style-name="T1">====================================================</text:span></text:p>
      <text:p text:style-name="P1"><text:span text:style-name="T1">OR</text:span></text:p>
      <text:p text:style-name="P1"><text:span text:style-name="T1">========</text:span></text:p>
      <text:p text:style-name="P1"><text:soft-page-break/><text:span text:style-name="T1">&gt;&gt;&gt; l1=[ [ [1,2,3,4],[5,6,7,8],[9,10,11,12] ],[ [13,14,15,16],[17,18,19,20],[21,22,23,24] ] <text:s/>]</text:span></text:p>
      <text:p text:style-name="P1"><text:span text:style-name="T1">&gt;&gt;&gt; a=np.array(l1)</text:span></text:p>
      <text:p text:style-name="P1"><text:span text:style-name="T1">&gt;&gt;&gt; a</text:span></text:p>
      <text:p text:style-name="P1"><text:span text:style-name="T1">array([[[ 1, <text:s/>2, <text:s/>3, <text:s/>4],</text:span></text:p>
      <text:p text:style-name="P1"><text:span text:style-name="T1"><text:s text:c="8"/>[ 5, <text:s/>6, <text:s/>7, <text:s/>8],</text:span></text:p>
      <text:p text:style-name="P1"><text:span text:style-name="T1"><text:s text:c="8"/>[ 9, 10, 11, 12]],</text:span></text:p>
      <text:p text:style-name="P2"/>
      <text:p text:style-name="P1"><text:span text:style-name="T1"><text:s text:c="7"/>[[13, 14, 15, 16],</text:span></text:p>
      <text:p text:style-name="P1"><text:span text:style-name="T1"><text:s text:c="8"/>[17, 18, 19, 20],</text:span></text:p>
      <text:p text:style-name="P1"><text:span text:style-name="T1"><text:s text:c="8"/>[21, 22, 23, 24]]])</text:span></text:p>
      <text:p text:style-name="P1"><text:span text:style-name="T1">&gt;&gt;&gt; #ndarrayobj[ [MatrixIndex],[Row Index],[Col Index] ]---Syntax</text:span></text:p>
      <text:p text:style-name="P1"><text:span text:style-name="T1">&gt;&gt;&gt; #ndarrayobj[ [MatrixIndex],[Row Index],[Col Index] ]</text:span></text:p>
      <text:p text:style-name="P1"><text:span text:style-name="T1">&gt;&gt;&gt; #access 1,8,13,20</text:span></text:p>
      <text:p text:style-name="P1"><text:span text:style-name="T1">&gt;&gt;&gt; matind=(0,0,1,1)</text:span></text:p>
      <text:p text:style-name="P1"><text:span text:style-name="T1">&gt;&gt;&gt; rowind=(0,1,0,1)</text:span></text:p>
      <text:p text:style-name="P1"><text:span text:style-name="T1">&gt;&gt;&gt; colind=(0,3,0,3)</text:span></text:p>
      <text:p text:style-name="P1"><text:span text:style-name="T1">&gt;&gt;&gt; a[matind,rowind,colind]</text:span></text:p>
      <text:p text:style-name="P1"><text:span text:style-name="T1">array([ 1, <text:s/>8, 13, 20])</text:span></text:p>
      <text:p text:style-name="P1"><text:span text:style-name="T1">&gt;&gt;&gt; a[ [0,0,0,1,1,1],[0,1,2,0,1,2],[0,1,2,0,1,2] ]</text:span></text:p>
      <text:p text:style-name="P1"><text:span text:style-name="T1">array([ 1, <text:s/>6, 11, 13, 18, 23])</text:span></text:p>
      <text:p text:style-name="P1"><text:span text:style-name="T1">===========================X==========================================</text:span></text:p>
      <text:p text:style-name="P1"><text:soft-page-break/><text:span text:style-name="T1">a=np.array([10,20,30,40,50,60,70,80,15,25,35,45,55,65,75,85])</text:span></text:p>
      <text:p text:style-name="P1"><text:span text:style-name="T1">print(a)</text:span></text:p>
      <text:p text:style-name="P2"/>
      <text:p text:style-name="P1"><text:span text:style-name="T1">a.shape=(2,2,2,2)</text:span></text:p>
      <text:p text:style-name="P1"><text:span text:style-name="T1">print(a)</text:span></text:p>
      <text:p text:style-name="P1"><text:span text:style-name="T1"><text:tab/><text:tab/>[[[[10 20]</text:span></text:p>
      <text:p text:style-name="P1"><text:span text:style-name="T1"><text:tab/><text:tab/> <text:s text:c="2"/>[30 40]]</text:span></text:p>
      <text:p text:style-name="P2"/>
      <text:p text:style-name="P1"><text:span text:style-name="T1"><text:tab/><text:tab/> <text:s/>[[50 60]</text:span></text:p>
      <text:p text:style-name="P1"><text:span text:style-name="T1"><text:tab/><text:tab/> <text:s text:c="2"/>[70 80]]]</text:span></text:p>
      <text:p text:style-name="P2"/>
      <text:p text:style-name="P2"/>
      <text:p text:style-name="P1"><text:span text:style-name="T1"><text:tab/><text:tab/> [[[15 25]</text:span></text:p>
      <text:p text:style-name="P1"><text:span text:style-name="T1"><text:tab/><text:tab/> <text:s text:c="2"/>[35 45]]</text:span></text:p>
      <text:p text:style-name="P2"/>
      <text:p text:style-name="P1"><text:span text:style-name="T1"><text:tab/><text:tab/> <text:s/>[[55 65]</text:span></text:p>
      <text:p text:style-name="P1"><text:span text:style-name="T1"><text:tab/><text:tab/> <text:s text:c="2"/>[75 85]]]]</text:span></text:p>
      <text:p text:style-name="P2"/>
      <text:p text:style-name="P1"><text:span text:style-name="T1">#access 10 from a---4-D</text:span></text:p>
      <text:p text:style-name="P1"><text:span text:style-name="T1">a[0][0][0][0]------------10</text:span></text:p>
      <text:p text:style-name="P1"><text:span text:style-name="T1"># access 10 and 40 from <text:s/>a---4D</text:span></text:p>
      <text:p text:style-name="P1"><text:soft-page-break/><text:span text:style-name="T1">a[[0,0],[0,0],[0,1],[0,1]]----array([10, 40])</text:span></text:p>
      <text:p text:style-name="P1"><text:span text:style-name="T1"># access 60,55 and 15 from a---4D</text:span></text:p>
      <text:p text:style-name="P1"><text:span text:style-name="T1">a[ [0,1,1],[1,1,0],[0,0,0],[1,0,0] ]----array([60, 55, 15])</text:span></text:p>
      <text:p text:style-name="P1"><text:span text:style-name="T1">===========================X====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31" meta:word-count="604" meta:character-count="4955" meta:non-whitespace-character-count="4284"/>
    <meta:generator>LibreOfficeDev/6.0.5.2$Linux_X86_64 LibreOffice_project/</meta:generator>
  </office:meta>
</office:document-meta>
</file>